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7" table:default-cell-style-name="Default"/>
        <table:table-row table:style-name="ro1">
          <table:table-cell office:value-type="string">
            <text:p>Comparing FWHM's of Jupiter</text:p>
          </table:table-cell>
          <table:table-cell table:number-columns-repeated="16"/>
        </table:table-row>
        <table:table-row table:style-name="ro1">
          <table:table-cell office:value-type="string">
            <text:p>Date</text:p>
          </table:table-cell>
          <table:table-cell/>
          <table:table-cell office:value-type="string">
            <text:p>Filter 0</text:p>
          </table:table-cell>
          <table:table-cell/>
          <table:table-cell office:value-type="string">
            <text:p>Filter 1</text:p>
          </table:table-cell>
          <table:table-cell/>
          <table:table-cell office:value-type="string">
            <text:p>Filter 2</text:p>
          </table:table-cell>
          <table:table-cell/>
          <table:table-cell office:value-type="string">
            <text:p>Filter 3</text:p>
          </table:table-cell>
          <table:table-cell/>
          <table:table-cell office:value-type="string">
            <text:p>Filter 4</text:p>
          </table:table-cell>
          <table:table-cell/>
          <table:table-cell office:value-type="string">
            <text:p>Filter 5</text:p>
          </table:table-cell>
          <table:table-cell/>
          <table:table-cell office:value-type="string">
            <text:p>Filter 6</text:p>
          </table:table-cell>
          <table:table-cell/>
          <table:table-cell office:value-type="string">
            <text:p>Filter 7</text:p>
          </table:table-cell>
        </table:table-row>
        <table:table-row table:style-name="ro1">
          <table:table-cell office:value-type="string">
            <text:p>11-16-2011</text:p>
          </table:table-cell>
          <table:table-cell/>
          <table:table-cell office:value-type="float" office:value="33.2587718700036">
            <text:p>33.25877187</text:p>
          </table:table-cell>
          <table:table-cell/>
          <table:table-cell office:value-type="float" office:value="19.1889811311486">
            <text:p>19.1889811311</text:p>
          </table:table-cell>
          <table:table-cell/>
          <table:table-cell office:value-type="float" office:value="18.6252136641678">
            <text:p>18.6252136642</text:p>
          </table:table-cell>
          <table:table-cell/>
          <table:table-cell office:value-type="float" office:value="19.4545577358272">
            <text:p>19.4545577358</text:p>
          </table:table-cell>
          <table:table-cell/>
          <table:table-cell office:value-type="float" office:value="20.39702736245">
            <text:p>20.3970273625</text:p>
          </table:table-cell>
          <table:table-cell/>
          <table:table-cell office:value-type="float" office:value="19.8978997057052">
            <text:p>19.8978997057</text:p>
          </table:table-cell>
          <table:table-cell/>
          <table:table-cell office:value-type="float" office:value="20.9053859137713">
            <text:p>20.9053859138</text:p>
          </table:table-cell>
          <table:table-cell/>
          <table:table-cell office:value-type="float" office:value="40.3780993121457">
            <text:p>40.3780993121</text:p>
          </table:table-cell>
        </table:table-row>
        <table:table-row table:style-name="ro1">
          <table:table-cell office:value-type="string">
            <text:p>11-13-2011</text:p>
          </table:table-cell>
          <table:table-cell/>
          <table:table-cell office:value-type="float" office:value="19.77787452801">
            <text:p>19.777874528</text:p>
          </table:table-cell>
          <table:table-cell/>
          <table:table-cell office:value-type="float" office:value="20.3663205090628">
            <text:p>20.3663205091</text:p>
          </table:table-cell>
          <table:table-cell/>
          <table:table-cell office:value-type="float" office:value="20.4142410969791">
            <text:p>20.414241097</text:p>
          </table:table-cell>
          <table:table-cell/>
          <table:table-cell office:value-type="float" office:value="20.3787304107001">
            <text:p>20.3787304107</text:p>
          </table:table-cell>
          <table:table-cell/>
          <table:table-cell office:value-type="float" office:value="20.3339181852431">
            <text:p>20.3339181852</text:p>
          </table:table-cell>
          <table:table-cell/>
          <table:table-cell office:value-type="float" office:value="20.2357457375658">
            <text:p>20.2357457376</text:p>
          </table:table-cell>
          <table:table-cell/>
          <table:table-cell office:value-type="float" office:value="20.7728566416369">
            <text:p>20.7728566416</text:p>
          </table:table-cell>
          <table:table-cell/>
          <table:table-cell office:value-type="float" office:value="19.6876613720849">
            <text:p>19.6876613721</text:p>
          </table:table-cell>
        </table:table-row>
        <table:table-row table:style-name="ro1">
          <table:table-cell office:value-type="string">
            <text:p>11-06-2011</text:p>
          </table:table-cell>
          <table:table-cell/>
          <table:table-cell office:value-type="float" office:value="19.7030147987785">
            <text:p>19.7030147988</text:p>
          </table:table-cell>
          <table:table-cell/>
          <table:table-cell office:value-type="float" office:value="20.1553050848275">
            <text:p>20.1553050848</text:p>
          </table:table-cell>
          <table:table-cell/>
          <table:table-cell office:value-type="float" office:value="20.2767431545498">
            <text:p>20.2767431545</text:p>
          </table:table-cell>
          <table:table-cell/>
          <table:table-cell office:value-type="float" office:value="20.4053398772089">
            <text:p>20.4053398772</text:p>
          </table:table-cell>
          <table:table-cell/>
          <table:table-cell office:value-type="float" office:value="20.2095601386651">
            <text:p>20.2095601387</text:p>
          </table:table-cell>
          <table:table-cell/>
          <table:table-cell office:value-type="float" office:value="20.406752769236">
            <text:p>20.4067527692</text:p>
          </table:table-cell>
          <table:table-cell/>
          <table:table-cell office:value-type="float" office:value="22.1699242779529">
            <text:p>22.169924278</text:p>
          </table:table-cell>
          <table:table-cell/>
          <table:table-cell office:value-type="float" office:value="19.8362740651268">
            <text:p>19.8362740651</text:p>
          </table:table-cell>
        </table:table-row>
        <table:table-row table:style-name="ro1">
          <table:table-cell office:value-type="string">
            <text:p>11-05-2011</text:p>
          </table:table-cell>
          <table:table-cell/>
          <table:table-cell office:value-type="float" office:value="19.2433539259884">
            <text:p>19.243353926</text:p>
          </table:table-cell>
          <table:table-cell/>
          <table:table-cell office:value-type="float" office:value="20.2486501514126">
            <text:p>20.2486501514</text:p>
          </table:table-cell>
          <table:table-cell/>
          <table:table-cell office:value-type="float" office:value="20.3149147874797">
            <text:p>20.3149147875</text:p>
          </table:table-cell>
          <table:table-cell/>
          <table:table-cell office:value-type="float" office:value="20.3916583727473">
            <text:p>20.3916583727</text:p>
          </table:table-cell>
          <table:table-cell/>
          <table:table-cell office:value-type="float" office:value="20.3926003007653">
            <text:p>20.3926003008</text:p>
          </table:table-cell>
          <table:table-cell/>
          <table:table-cell office:value-type="float" office:value="20.2762250941399">
            <text:p>20.2762250941</text:p>
          </table:table-cell>
          <table:table-cell/>
          <table:table-cell office:value-type="string">
            <text:p>n/a</text:p>
          </table:table-cell>
          <table:table-cell/>
          <table:table-cell office:value-type="float" office:value="19.7113273135374">
            <text:p>19.7113273135</text:p>
          </table:table-cell>
        </table:table-row>
        <table:table-row table:style-name="ro1">
          <table:table-cell office:value-type="string">
            <text:p>11-01-2011</text:p>
          </table:table-cell>
          <table:table-cell/>
          <table:table-cell office:value-type="float" office:value="7.35170108418572">
            <text:p>7.3517010842</text:p>
          </table:table-cell>
          <table:table-cell/>
          <table:table-cell office:value-type="float" office:value="20.8023154404003">
            <text:p>20.8023154404</text:p>
          </table:table-cell>
          <table:table-cell/>
          <table:table-cell office:value-type="float" office:value="21.2350607200756">
            <text:p>21.2350607201</text:p>
          </table:table-cell>
          <table:table-cell/>
          <table:table-cell office:value-type="float" office:value="21.2993237591045">
            <text:p>21.2993237591</text:p>
          </table:table-cell>
          <table:table-cell/>
          <table:table-cell office:value-type="float" office:value="20.6853044323627">
            <text:p>20.6853044324</text:p>
          </table:table-cell>
          <table:table-cell/>
          <table:table-cell office:value-type="float" office:value="26.095644775024">
            <text:p>26.095644775</text:p>
          </table:table-cell>
          <table:table-cell/>
          <table:table-cell office:value-type="float" office:value="30.4122653995702">
            <text:p>30.4122653996</text:p>
          </table:table-cell>
          <table:table-cell/>
          <table:table-cell office:value-type="float" office:value="20.3072616223334">
            <text:p>20.3072616223</text:p>
          </table:table-cell>
        </table:table-row>
        <table:table-row table:style-name="ro1">
          <table:table-cell office:value-type="string">
            <text:p>10-31-2011</text:p>
          </table:table-cell>
          <table:table-cell/>
          <table:table-cell office:value-type="float" office:value="20.8250865502357">
            <text:p>20.8250865502</text:p>
          </table:table-cell>
          <table:table-cell/>
          <table:table-cell office:value-type="float" office:value="21.6636379682712">
            <text:p>21.6636379683</text:p>
          </table:table-cell>
          <table:table-cell/>
          <table:table-cell office:value-type="float" office:value="21.9132488930445">
            <text:p>21.913248893</text:p>
          </table:table-cell>
          <table:table-cell/>
          <table:table-cell office:value-type="float" office:value="21.7610333253337">
            <text:p>21.7610333253</text:p>
          </table:table-cell>
          <table:table-cell/>
          <table:table-cell office:value-type="float" office:value="21.9280371629273">
            <text:p>21.9280371629</text:p>
          </table:table-cell>
          <table:table-cell/>
          <table:table-cell office:value-type="float" office:value="21.8617489786597">
            <text:p>21.8617489787</text:p>
          </table:table-cell>
          <table:table-cell/>
          <table:table-cell office:value-type="float" office:value="2.24938062269464">
            <text:p>2.2493806227</text:p>
          </table:table-cell>
          <table:table-cell/>
          <table:table-cell office:value-type="float" office:value="21.4078809631804">
            <text:p>21.4078809632</text:p>
          </table:table-cell>
        </table:table-row>
        <table:table-row table:style-name="ro1">
          <table:table-cell office:value-type="string">
            <text:p>10-30-2011</text:p>
          </table:table-cell>
          <table:table-cell/>
          <table:table-cell office:value-type="float" office:value="19.6558948496774">
            <text:p>19.6558948497</text:p>
          </table:table-cell>
          <table:table-cell/>
          <table:table-cell office:value-type="float" office:value="20.1817497139332">
            <text:p>20.1817497139</text:p>
          </table:table-cell>
          <table:table-cell/>
          <table:table-cell office:value-type="float" office:value="20.3418539287949">
            <text:p>20.3418539288</text:p>
          </table:table-cell>
          <table:table-cell/>
          <table:table-cell office:value-type="float" office:value="20.5759701376719">
            <text:p>20.5759701377</text:p>
          </table:table-cell>
          <table:table-cell/>
          <table:table-cell office:value-type="float" office:value="20.400583140718">
            <text:p>20.4005831407</text:p>
            <draw:frame table:end-cell-address="Sheet1.W45" table:end-x="1.021cm" table:end-y="0.121cm" draw:z-index="0" draw:style-name="gr1" svg:width="26.85cm" svg:height="15.988cm" svg:x="1.268cm" svg:y="0.391cm">
              <draw:object draw:notify-on-update-of-ranges="Sheet1.C19:Sheet1.Q19 Sheet1.A1:Sheet1.A1 Sheet1.C20:Sheet1.Q2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office:value-type="float" office:value="20.4927978936814">
            <text:p>20.4927978937</text:p>
          </table:table-cell>
          <table:table-cell/>
          <table:table-cell office:value-type="float" office:value="21.4709194957859">
            <text:p>21.4709194958</text:p>
          </table:table-cell>
          <table:table-cell/>
          <table:table-cell office:value-type="float" office:value="20.0214335652675">
            <text:p>20.0214335653</text:p>
          </table:table-cell>
        </table:table-row>
        <table:table-row table:style-name="ro1">
          <table:table-cell office:value-type="string">
            <text:p>10-24-2011</text:p>
          </table:table-cell>
          <table:table-cell/>
          <table:table-cell office:value-type="float" office:value="20.456486568587">
            <text:p>20.4564865686</text:p>
          </table:table-cell>
          <table:table-cell/>
          <table:table-cell office:value-type="float" office:value="20.6604610808876">
            <text:p>20.6604610809</text:p>
          </table:table-cell>
          <table:table-cell/>
          <table:table-cell office:value-type="float" office:value="20.7250537947228">
            <text:p>20.7250537947</text:p>
          </table:table-cell>
          <table:table-cell/>
          <table:table-cell office:value-type="float" office:value="20.9127094041113">
            <text:p>20.9127094041</text:p>
          </table:table-cell>
          <table:table-cell/>
          <table:table-cell office:value-type="float" office:value="20.6250681356108">
            <text:p>20.6250681356</text:p>
          </table:table-cell>
          <table:table-cell/>
          <table:table-cell office:value-type="float" office:value="20.7087819882116">
            <text:p>20.7087819882</text:p>
          </table:table-cell>
          <table:table-cell/>
          <table:table-cell office:value-type="float" office:value="20.1641356599964">
            <text:p>20.16413566</text:p>
          </table:table-cell>
          <table:table-cell/>
          <table:table-cell office:value-type="float" office:value="20.4234955397561">
            <text:p>20.4234955398</text:p>
          </table:table-cell>
        </table:table-row>
        <table:table-row table:style-name="ro1">
          <table:table-cell office:value-type="string">
            <text:p>10-23-2011</text:p>
          </table:table-cell>
          <table:table-cell/>
          <table:table-cell office:value-type="float" office:value="19.7848377308831">
            <text:p>19.7848377309</text:p>
          </table:table-cell>
          <table:table-cell/>
          <table:table-cell office:value-type="float" office:value="20.4548617427559">
            <text:p>20.4548617428</text:p>
          </table:table-cell>
          <table:table-cell/>
          <table:table-cell office:value-type="float" office:value="20.5602399397711">
            <text:p>20.5602399398</text:p>
          </table:table-cell>
          <table:table-cell/>
          <table:table-cell office:value-type="float" office:value="20.6510253169672">
            <text:p>20.651025317</text:p>
          </table:table-cell>
          <table:table-cell/>
          <table:table-cell office:value-type="float" office:value="20.7411607638308">
            <text:p>20.7411607638</text:p>
          </table:table-cell>
          <table:table-cell/>
          <table:table-cell office:value-type="float" office:value="20.7460823377249">
            <text:p>20.7460823377</text:p>
          </table:table-cell>
          <table:table-cell/>
          <table:table-cell office:value-type="float" office:value="21.1345099041528">
            <text:p>21.1345099042</text:p>
          </table:table-cell>
          <table:table-cell/>
          <table:table-cell office:value-type="float" office:value="20.1815377801292">
            <text:p>20.1815377801</text:p>
          </table:table-cell>
        </table:table-row>
        <table:table-row table:style-name="ro1">
          <table:table-cell office:value-type="string">
            <text:p>10-21-2011</text:p>
          </table:table-cell>
          <table:table-cell/>
          <table:table-cell office:value-type="float" office:value="20.0280741577945">
            <text:p>20.0280741578</text:p>
          </table:table-cell>
          <table:table-cell/>
          <table:table-cell office:value-type="float" office:value="20.5243053858839">
            <text:p>20.5243053859</text:p>
          </table:table-cell>
          <table:table-cell/>
          <table:table-cell office:value-type="float" office:value="20.6046047494195">
            <text:p>20.6046047494</text:p>
          </table:table-cell>
          <table:table-cell/>
          <table:table-cell office:value-type="float" office:value="20.8141601852268">
            <text:p>20.8141601852</text:p>
          </table:table-cell>
          <table:table-cell/>
          <table:table-cell office:value-type="float" office:value="20.9152526097599">
            <text:p>20.9152526098</text:p>
          </table:table-cell>
          <table:table-cell/>
          <table:table-cell office:value-type="float" office:value="21.1532542717112">
            <text:p>21.1532542717</text:p>
          </table:table-cell>
          <table:table-cell/>
          <table:table-cell office:value-type="float" office:value="21.5494998406886">
            <text:p>21.5494998407</text:p>
          </table:table-cell>
          <table:table-cell/>
          <table:table-cell office:value-type="float" office:value="20.1306265707556">
            <text:p>20.1306265708</text:p>
          </table:table-cell>
        </table:table-row>
        <table:table-row table:style-name="ro1">
          <table:table-cell office:value-type="string">
            <text:p>10-18-2011</text:p>
          </table:table-cell>
          <table:table-cell/>
          <table:table-cell office:value-type="float" office:value="19.5200923776805">
            <text:p>19.5200923777</text:p>
          </table:table-cell>
          <table:table-cell/>
          <table:table-cell office:value-type="float" office:value="20.2073230596223">
            <text:p>20.2073230596</text:p>
          </table:table-cell>
          <table:table-cell/>
          <table:table-cell office:value-type="float" office:value="20.5801146209511">
            <text:p>20.580114621</text:p>
          </table:table-cell>
          <table:table-cell/>
          <table:table-cell office:value-type="float" office:value="20.4792576784225">
            <text:p>20.4792576784</text:p>
          </table:table-cell>
          <table:table-cell/>
          <table:table-cell office:value-type="float" office:value="20.6038276588046">
            <text:p>20.6038276588</text:p>
          </table:table-cell>
          <table:table-cell/>
          <table:table-cell office:value-type="float" office:value="20.6069831176649">
            <text:p>20.6069831177</text:p>
          </table:table-cell>
          <table:table-cell/>
          <table:table-cell office:value-type="float" office:value="19.6849297808326">
            <text:p>19.6849297808</text:p>
          </table:table-cell>
          <table:table-cell/>
          <table:table-cell office:value-type="float" office:value="19.4839458899892">
            <text:p>19.48394589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Red line</text:p>
          </table:table-cell>
          <table:table-cell/>
          <table:table-cell office:value-type="string">
            <text:p>Blue BG</text:p>
          </table:table-cell>
          <table:table-cell/>
          <table:table-cell office:value-type="string">
            <text:p>H-beta (a)</text:p>
          </table:table-cell>
          <table:table-cell/>
          <table:table-cell office:value-type="string">
            <text:p>H-beta (b)</text:p>
          </table:table-cell>
          <table:table-cell/>
          <table:table-cell office:value-type="string">
            <text:p>Blue BG</text:p>
          </table:table-cell>
          <table:table-cell/>
          <table:table-cell office:value-type="string">
            <text:p>Nitrogen Blue </text:p>
          </table:table-cell>
          <table:table-cell/>
          <table:table-cell office:value-type="string">
            <text:p>Green line</text:p>
          </table:table-cell>
          <table:table-cell/>
          <table:table-cell office:value-type="string">
            <text:p>Red Line BG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float" office:value="6300">
            <text:p>6300</text:p>
          </table:table-cell>
          <table:table-cell/>
          <table:table-cell office:value-type="float" office:value="4800">
            <text:p>4800</text:p>
          </table:table-cell>
          <table:table-cell/>
          <table:table-cell office:value-type="float" office:value="4861">
            <text:p>4861</text:p>
          </table:table-cell>
          <table:table-cell/>
          <table:table-cell office:value-type="float" office:value="4861">
            <text:p>4861</text:p>
          </table:table-cell>
          <table:table-cell/>
          <table:table-cell office:value-type="float" office:value="4950">
            <text:p>4950</text:p>
          </table:table-cell>
          <table:table-cell/>
          <table:table-cell office:value-type="float" office:value="4709">
            <text:p>4709</text:p>
          </table:table-cell>
          <table:table-cell/>
          <table:table-cell office:value-type="float" office:value="5577">
            <text:p>5577</text:p>
          </table:table-cell>
          <table:table-cell/>
          <table:table-cell office:value-type="float" office:value="6250">
            <text:p>6250</text:p>
          </table:table-cell>
        </table:table-row>
        <table:table-row table:style-name="ro1">
          <table:table-cell table:number-columns-repeated="2"/>
          <table:table-cell table:formula="of:=(SUM([.C3:.C13])-MAX([.C3:.C13])-MIN([.C3:.C13]))/9" office:value-type="float" office:value="19.8883017208483">
            <text:p>19.8883017208</text:p>
          </table:table-cell>
          <table:table-cell/>
          <table:table-cell table:formula="of:=(SUM([.E3:.E13])-MAX([.E3:.E13])-MIN([.E3:.E13]))/9" office:value-type="float" office:value="20.4001435743096">
            <text:p>20.4001435743</text:p>
          </table:table-cell>
          <table:table-cell/>
          <table:table-cell table:formula="of:=(SUM([.G3:.G13])-MAX([.G3:.G13])-MIN([.G3:.G13]))/9" office:value-type="float" office:value="20.5614251991937">
            <text:p>20.5614251992</text:p>
          </table:table-cell>
          <table:table-cell/>
          <table:table-cell table:formula="of:=(SUM([.I3:.I13])-MAX([.I3:.I13])-MIN([.I3:.I13]))/9" office:value-type="float" office:value="20.6564639046845">
            <text:p>20.6564639047</text:p>
          </table:table-cell>
          <table:table-cell/>
          <table:table-cell table:formula="of:=(SUM([.K3:.K13])-MAX([.K3:.K13])-MIN([.K3:.K13]))/9" office:value-type="float" office:value="20.5660825099495">
            <text:p>20.5660825099</text:p>
          </table:table-cell>
          <table:table-cell/>
          <table:table-cell table:formula="of:=(SUM([.M3:.M13])-MAX([.M3:.M13])-MIN([.M3:.M13]))/9" office:value-type="float" office:value="20.7209302431773">
            <text:p>20.7209302432</text:p>
          </table:table-cell>
          <table:table-cell/>
          <table:table-cell table:formula="of:=(SUM([.O3:.O13])-MAX([.O3:.O13])-MIN([.O3:.O13]))/8" office:value-type="float" office:value="20.9815201893522">
            <text:p>20.9815201894</text:p>
          </table:table-cell>
          <table:table-cell/>
          <table:table-cell table:formula="of:=(SUM([.Q3:.Q13])-MAX([.Q3:.Q13])-MIN([.Q3:.Q13]))/9" office:value-type="float" office:value="20.189722088019">
            <text:p>20.189722088</text:p>
          </table:table-cell>
        </table:table-row>
      </table:table>
      <table:table table:name="Sheet2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Max Counts of Gaussian</text:p>
          </table:table-cell>
          <table:table-cell table:number-columns-repeated="17"/>
        </table:table-row>
        <table:table-row table:style-name="ro1">
          <table:table-cell office:value-type="string">
            <text:p>Date</text:p>
          </table:table-cell>
          <table:table-cell/>
          <table:table-cell office:value-type="string">
            <text:p>Filter 0</text:p>
          </table:table-cell>
          <table:table-cell/>
          <table:table-cell office:value-type="string">
            <text:p>Filter 1</text:p>
          </table:table-cell>
          <table:table-cell/>
          <table:table-cell office:value-type="string">
            <text:p>Filter 2</text:p>
          </table:table-cell>
          <table:table-cell/>
          <table:table-cell office:value-type="string">
            <text:p>Filter 3</text:p>
          </table:table-cell>
          <table:table-cell/>
          <table:table-cell office:value-type="string">
            <text:p>Filter 4</text:p>
          </table:table-cell>
          <table:table-cell/>
          <table:table-cell office:value-type="string">
            <text:p>Filter 5</text:p>
          </table:table-cell>
          <table:table-cell/>
          <table:table-cell office:value-type="string">
            <text:p>Filter 6</text:p>
          </table:table-cell>
          <table:table-cell/>
          <table:table-cell office:value-type="string">
            <text:p>Filter 7</text:p>
          </table:table-cell>
          <table:table-cell/>
        </table:table-row>
        <table:table-row table:style-name="ro1">
          <table:table-cell office:value-type="string">
            <text:p>11-16-2011</text:p>
          </table:table-cell>
          <table:table-cell/>
          <table:table-cell office:value-type="float" office:value="720">
            <text:p>720</text:p>
          </table:table-cell>
          <table:table-cell/>
          <table:table-cell office:value-type="float" office:value="1185.57">
            <text:p>1185.57</text:p>
          </table:table-cell>
          <table:table-cell/>
          <table:table-cell office:value-type="float" office:value="1162.29">
            <text:p>1162.29</text:p>
          </table:table-cell>
          <table:table-cell/>
          <table:table-cell office:value-type="float" office:value="1193">
            <text:p>1193</text:p>
          </table:table-cell>
          <table:table-cell/>
          <table:table-cell office:value-type="float" office:value="1298.43">
            <text:p>1298.43</text:p>
          </table:table-cell>
          <table:table-cell/>
          <table:table-cell office:value-type="float" office:value="1163.14">
            <text:p>1163.14</text:p>
          </table:table-cell>
          <table:table-cell/>
          <table:table-cell office:value-type="float" office:value="158.857">
            <text:p>158.857</text:p>
          </table:table-cell>
          <table:table-cell/>
          <table:table-cell office:value-type="float" office:value="673.5714">
            <text:p>673.5714</text:p>
          </table:table-cell>
          <table:table-cell/>
        </table:table-row>
        <table:table-row table:style-name="ro1">
          <table:table-cell office:value-type="string">
            <text:p>11-13-2011</text:p>
          </table:table-cell>
          <table:table-cell/>
          <table:table-cell office:value-type="float" office:value="1414">
            <text:p>1414</text:p>
          </table:table-cell>
          <table:table-cell/>
          <table:table-cell office:value-type="float" office:value="3720.29">
            <text:p>3720.29</text:p>
          </table:table-cell>
          <table:table-cell/>
          <table:table-cell office:value-type="float" office:value="3507.29">
            <text:p>3507.29</text:p>
          </table:table-cell>
          <table:table-cell/>
          <table:table-cell office:value-type="float" office:value="3551.29">
            <text:p>3551.29</text:p>
          </table:table-cell>
          <table:table-cell/>
          <table:table-cell office:value-type="float" office:value="3619.57">
            <text:p>3619.57</text:p>
          </table:table-cell>
          <table:table-cell/>
          <table:table-cell office:value-type="float" office:value="3365.57">
            <text:p>3365.57</text:p>
          </table:table-cell>
          <table:table-cell/>
          <table:table-cell office:value-type="float" office:value="309.857">
            <text:p>309.857</text:p>
          </table:table-cell>
          <table:table-cell/>
          <table:table-cell office:value-type="float" office:value="1244.71">
            <text:p>1244.71</text:p>
          </table:table-cell>
          <table:table-cell/>
        </table:table-row>
        <table:table-row table:style-name="ro1">
          <table:table-cell office:value-type="string">
            <text:p>11-06-2011</text:p>
          </table:table-cell>
          <table:table-cell/>
          <table:table-cell office:value-type="float" office:value="1068.86">
            <text:p>1068.86</text:p>
          </table:table-cell>
          <table:table-cell/>
          <table:table-cell office:value-type="float" office:value="2656.57">
            <text:p>2656.57</text:p>
          </table:table-cell>
          <table:table-cell/>
          <table:table-cell office:value-type="float" office:value="2528.57">
            <text:p>2528.57</text:p>
          </table:table-cell>
          <table:table-cell/>
          <table:table-cell office:value-type="float" office:value="2534.14">
            <text:p>2534.14</text:p>
          </table:table-cell>
          <table:table-cell/>
          <table:table-cell office:value-type="float" office:value="2640">
            <text:p>2640</text:p>
          </table:table-cell>
          <table:table-cell/>
          <table:table-cell office:value-type="float" office:value="2345.43">
            <text:p>2345.43</text:p>
          </table:table-cell>
          <table:table-cell/>
          <table:table-cell office:value-type="float" office:value="252.571">
            <text:p>252.571</text:p>
          </table:table-cell>
          <table:table-cell/>
          <table:table-cell office:value-type="float" office:value="922.143">
            <text:p>922.143</text:p>
          </table:table-cell>
          <table:table-cell/>
        </table:table-row>
        <table:table-row table:style-name="ro1">
          <table:table-cell office:value-type="string">
            <text:p>11-05-2011</text:p>
          </table:table-cell>
          <table:table-cell/>
          <table:table-cell office:value-type="float" office:value="1667.43">
            <text:p>1667.43</text:p>
          </table:table-cell>
          <table:table-cell/>
          <table:table-cell office:value-type="float" office:value="2281.29">
            <text:p>2281.29</text:p>
          </table:table-cell>
          <table:table-cell/>
          <table:table-cell office:value-type="float" office:value="2194.71">
            <text:p>2194.71</text:p>
          </table:table-cell>
          <table:table-cell/>
          <table:table-cell office:value-type="float" office:value="2216.57">
            <text:p>2216.57</text:p>
          </table:table-cell>
          <table:table-cell/>
          <table:table-cell office:value-type="float" office:value="2295.43">
            <text:p>2295.43</text:p>
          </table:table-cell>
          <table:table-cell/>
          <table:table-cell office:value-type="float" office:value="2050.57">
            <text:p>2050.57</text:p>
          </table:table-cell>
          <table:table-cell/>
          <table:table-cell office:value-type="string">
            <text:p>n/a</text:p>
          </table:table-cell>
          <table:table-cell/>
          <table:table-cell office:value-type="float" office:value="852.857">
            <text:p>852.857</text:p>
          </table:table-cell>
          <table:table-cell/>
        </table:table-row>
        <table:table-row table:style-name="ro1">
          <table:table-cell office:value-type="string">
            <text:p>11-01-2011</text:p>
          </table:table-cell>
          <table:table-cell/>
          <table:table-cell office:value-type="float" office:value="4720.57">
            <text:p>4720.57</text:p>
          </table:table-cell>
          <table:table-cell/>
          <table:table-cell office:value-type="float" office:value="1993.57">
            <text:p>1993.57</text:p>
          </table:table-cell>
          <table:table-cell/>
          <table:table-cell office:value-type="float" office:value="1947.71">
            <text:p>1947.71</text:p>
          </table:table-cell>
          <table:table-cell/>
          <table:table-cell office:value-type="float" office:value="1955.71">
            <text:p>1955.71</text:p>
          </table:table-cell>
          <table:table-cell/>
          <table:table-cell office:value-type="float" office:value="1996.43">
            <text:p>1996.43</text:p>
          </table:table-cell>
          <table:table-cell/>
          <table:table-cell office:value-type="float" office:value="3013.43">
            <text:p>3013.43</text:p>
          </table:table-cell>
          <table:table-cell/>
          <table:table-cell office:value-type="float" office:value="3345.57">
            <text:p>3345.57</text:p>
          </table:table-cell>
          <table:table-cell/>
          <table:table-cell office:value-type="float" office:value="792.714">
            <text:p>792.714</text:p>
          </table:table-cell>
          <table:table-cell/>
        </table:table-row>
        <table:table-row table:style-name="ro1">
          <table:table-cell office:value-type="string">
            <text:p>10-31-2011</text:p>
          </table:table-cell>
          <table:table-cell/>
          <table:table-cell office:value-type="float" office:value="1107.29">
            <text:p>1107.29</text:p>
          </table:table-cell>
          <table:table-cell/>
          <table:table-cell office:value-type="float" office:value="1955">
            <text:p>1955</text:p>
          </table:table-cell>
          <table:table-cell/>
          <table:table-cell office:value-type="float" office:value="1957.86">
            <text:p>1957.86</text:p>
          </table:table-cell>
          <table:table-cell/>
          <table:table-cell office:value-type="float" office:value="1970.14">
            <text:p>1970.14</text:p>
          </table:table-cell>
          <table:table-cell/>
          <table:table-cell office:value-type="float" office:value="1931.71">
            <text:p>1931.71</text:p>
          </table:table-cell>
          <table:table-cell/>
          <table:table-cell office:value-type="float" office:value="1697.71">
            <text:p>1697.71</text:p>
          </table:table-cell>
          <table:table-cell/>
          <table:table-cell office:value-type="float" office:value="757.429">
            <text:p>757.429</text:p>
          </table:table-cell>
          <table:table-cell/>
          <table:table-cell office:value-type="float" office:value="758.857">
            <text:p>758.857</text:p>
          </table:table-cell>
          <table:table-cell/>
        </table:table-row>
        <table:table-row table:style-name="ro1">
          <table:table-cell office:value-type="string">
            <text:p>10-30-2011</text:p>
          </table:table-cell>
          <table:table-cell/>
          <table:table-cell office:value-type="float" office:value="807.125">
            <text:p>807.125</text:p>
          </table:table-cell>
          <table:table-cell/>
          <table:table-cell office:value-type="float" office:value="1660.75">
            <text:p>1660.75</text:p>
          </table:table-cell>
          <table:table-cell/>
          <table:table-cell office:value-type="float" office:value="1591.13">
            <text:p>1591.13</text:p>
          </table:table-cell>
          <table:table-cell/>
          <table:table-cell office:value-type="float" office:value="1584.5">
            <text:p>1584.5</text:p>
          </table:table-cell>
          <table:table-cell/>
          <table:table-cell office:value-type="float" office:value="1672.88">
            <text:p>1672.88</text:p>
          </table:table-cell>
          <table:table-cell/>
          <table:table-cell office:value-type="float" office:value="1480.13">
            <text:p>1480.13</text:p>
          </table:table-cell>
          <table:table-cell/>
          <table:table-cell office:value-type="float" office:value="217.875">
            <text:p>217.875</text:p>
          </table:table-cell>
          <table:table-cell/>
          <table:table-cell office:value-type="float" office:value="666.875">
            <text:p>666.875</text:p>
          </table:table-cell>
          <table:table-cell/>
        </table:table-row>
        <table:table-row table:style-name="ro1">
          <table:table-cell office:value-type="string">
            <text:p>10-24-2011</text:p>
          </table:table-cell>
          <table:table-cell/>
          <table:table-cell office:value-type="float" office:value="1059">
            <text:p>1059</text:p>
          </table:table-cell>
          <table:table-cell/>
          <table:table-cell office:value-type="float" office:value="1295.14">
            <text:p>1295.14</text:p>
          </table:table-cell>
          <table:table-cell/>
          <table:table-cell office:value-type="float" office:value="1322.29">
            <text:p>1322.29</text:p>
          </table:table-cell>
          <table:table-cell/>
          <table:table-cell office:value-type="float" office:value="1252.57">
            <text:p>1252.57</text:p>
          </table:table-cell>
          <table:table-cell/>
          <table:table-cell office:value-type="float" office:value="1325">
            <text:p>1325</text:p>
          </table:table-cell>
          <table:table-cell/>
          <table:table-cell office:value-type="float" office:value="1230.57">
            <text:p>1230.57</text:p>
          </table:table-cell>
          <table:table-cell/>
          <table:table-cell office:value-type="float" office:value="475">
            <text:p>475</text:p>
          </table:table-cell>
          <table:table-cell/>
          <table:table-cell office:value-type="float" office:value="511">
            <text:p>511</text:p>
          </table:table-cell>
          <table:table-cell/>
        </table:table-row>
        <table:table-row table:style-name="ro1">
          <table:table-cell office:value-type="string">
            <text:p>10-23-2011</text:p>
          </table:table-cell>
          <table:table-cell/>
          <table:table-cell office:value-type="float" office:value="1039">
            <text:p>1039</text:p>
          </table:table-cell>
          <table:table-cell/>
          <table:table-cell office:value-type="float" office:value="1787.71">
            <text:p>1787.71</text:p>
          </table:table-cell>
          <table:table-cell/>
          <table:table-cell office:value-type="float" office:value="1701.29">
            <text:p>1701.29</text:p>
          </table:table-cell>
          <table:table-cell/>
          <table:table-cell office:value-type="float" office:value="1646.71">
            <text:p>1646.71</text:p>
          </table:table-cell>
          <table:table-cell/>
          <table:table-cell office:value-type="float" office:value="1745.57">
            <text:p>1745.57</text:p>
          </table:table-cell>
          <table:table-cell/>
          <table:table-cell office:value-type="float" office:value="1484">
            <text:p>1484</text:p>
          </table:table-cell>
          <table:table-cell/>
          <table:table-cell office:value-type="float" office:value="184.143">
            <text:p>184.143</text:p>
          </table:table-cell>
          <table:table-cell/>
          <table:table-cell office:value-type="float" office:value="682.429">
            <text:p>682.429</text:p>
          </table:table-cell>
          <table:table-cell/>
        </table:table-row>
        <table:table-row table:style-name="ro1">
          <table:table-cell office:value-type="string">
            <text:p>10-21-2011</text:p>
          </table:table-cell>
          <table:table-cell/>
          <table:table-cell office:value-type="float" office:value="1157.57">
            <text:p>1157.57</text:p>
          </table:table-cell>
          <table:table-cell/>
          <table:table-cell office:value-type="float" office:value="1972">
            <text:p>1972</text:p>
          </table:table-cell>
          <table:table-cell/>
          <table:table-cell office:value-type="float" office:value="1912.29">
            <text:p>1912.29</text:p>
          </table:table-cell>
          <table:table-cell/>
          <table:table-cell office:value-type="float" office:value="1879.86">
            <text:p>1879.86</text:p>
          </table:table-cell>
          <table:table-cell/>
          <table:table-cell office:value-type="float" office:value="1941.86">
            <text:p>1941.86</text:p>
          </table:table-cell>
          <table:table-cell/>
          <table:table-cell office:value-type="float" office:value="1779.43">
            <text:p>1779.43</text:p>
          </table:table-cell>
          <table:table-cell/>
          <table:table-cell office:value-type="float" office:value="227.286">
            <text:p>227.286</text:p>
          </table:table-cell>
          <table:table-cell/>
          <table:table-cell office:value-type="float" office:value="755.143">
            <text:p>755.143</text:p>
          </table:table-cell>
          <table:table-cell/>
        </table:table-row>
        <table:table-row table:style-name="ro1">
          <table:table-cell office:value-type="string">
            <text:p>10-18-2011</text:p>
          </table:table-cell>
          <table:table-cell/>
          <table:table-cell office:value-type="float" office:value="746.429">
            <text:p>746.429</text:p>
          </table:table-cell>
          <table:table-cell/>
          <table:table-cell office:value-type="float" office:value="1740.43">
            <text:p>1740.43</text:p>
          </table:table-cell>
          <table:table-cell/>
          <table:table-cell office:value-type="float" office:value="1595.14">
            <text:p>1595.14</text:p>
          </table:table-cell>
          <table:table-cell/>
          <table:table-cell office:value-type="float" office:value="405.571">
            <text:p>405.571</text:p>
          </table:table-cell>
          <table:table-cell/>
          <table:table-cell office:value-type="float" office:value="1674.43">
            <text:p>1674.43</text:p>
          </table:table-cell>
          <table:table-cell/>
          <table:table-cell office:value-type="float" office:value="1465">
            <text:p>1465</text:p>
          </table:table-cell>
          <table:table-cell/>
          <table:table-cell office:value-type="float" office:value="171.143">
            <text:p>171.143</text:p>
          </table:table-cell>
          <table:table-cell/>
          <table:table-cell office:value-type="float" office:value="613.286">
            <text:p>613.286</text:p>
          </table:table-cell>
          <table:table-cell/>
        </table:table-row>
        <table:table-row table:style-name="ro1">
          <table:table-cell table:number-columns-repeated="2"/>
          <table:table-cell table:formula="of:=SUM([.C3:.C13])" office:value-type="float" office:value="15507.274">
            <text:p>15507.274</text:p>
          </table:table-cell>
          <table:table-cell/>
          <table:table-cell table:formula="of:=SUM([.E3:.E13])" office:value-type="float" office:value="22248.32">
            <text:p>22248.32</text:p>
          </table:table-cell>
          <table:table-cell/>
          <table:table-cell table:formula="of:=SUM([.G3:.G13])" office:value-type="float" office:value="21420.57">
            <text:p>21420.57</text:p>
          </table:table-cell>
          <table:table-cell/>
          <table:table-cell table:formula="of:=SUM([.I3:.I13])" office:value-type="float" office:value="20190.061">
            <text:p>20190.061</text:p>
          </table:table-cell>
          <table:table-cell/>
          <table:table-cell table:formula="of:=SUM([.K3:.K13])" office:value-type="float" office:value="22141.31">
            <text:p>22141.31</text:p>
          </table:table-cell>
          <table:table-cell/>
          <table:table-cell table:formula="of:=SUM([.M3:.M13])" office:value-type="float" office:value="21074.98">
            <text:p>21074.98</text:p>
          </table:table-cell>
          <table:table-cell/>
          <table:table-cell table:formula="of:=SUM([.O3:.O13])" office:value-type="float" office:value="6099.731">
            <text:p>6099.731</text:p>
          </table:table-cell>
          <table:table-cell/>
          <table:table-cell table:formula="of:=SUM([.Q3:.Q13])" office:value-type="float" office:value="8473.5854">
            <text:p>8473.5854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formula="of:=[.C14]/11" office:value-type="float" office:value="1409.75218181818">
            <text:p>1409.7521818182</text:p>
          </table:table-cell>
          <table:table-cell/>
          <table:table-cell table:formula="of:=[.E14]/11" office:value-type="float" office:value="2022.57454545455">
            <text:p>2022.5745454546</text:p>
          </table:table-cell>
          <table:table-cell/>
          <table:table-cell table:formula="of:=[.G14]/11" office:value-type="float" office:value="1947.32454545455">
            <text:p>1947.3245454546</text:p>
          </table:table-cell>
          <table:table-cell/>
          <table:table-cell table:formula="of:=[.I14]/11" office:value-type="float" office:value="1835.46009090909">
            <text:p>1835.4600909091</text:p>
          </table:table-cell>
          <table:table-cell/>
          <table:table-cell table:formula="of:=[.K14]/11" office:value-type="float" office:value="2012.84636363636">
            <text:p>2012.8463636364</text:p>
          </table:table-cell>
          <table:table-cell/>
          <table:table-cell table:formula="of:=[.M14]/11" office:value-type="float" office:value="1915.90727272727">
            <text:p>1915.9072727273</text:p>
          </table:table-cell>
          <table:table-cell/>
          <table:table-cell table:formula="of:=[.O14]/10" office:value-type="float" office:value="609.9731">
            <text:p>609.9731</text:p>
          </table:table-cell>
          <table:table-cell/>
          <table:table-cell table:formula="of:=[.Q14]/11" office:value-type="float" office:value="770.325945454546">
            <text:p>770.325945454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00">
            <text:p>6300</text:p>
          </table:table-cell>
          <table:table-cell/>
          <table:table-cell office:value-type="float" office:value="4800">
            <text:p>4800</text:p>
          </table:table-cell>
          <table:table-cell/>
          <table:table-cell office:value-type="float" office:value="4861">
            <text:p>4861</text:p>
          </table:table-cell>
          <table:table-cell/>
          <table:table-cell office:value-type="float" office:value="4861">
            <text:p>4861</text:p>
          </table:table-cell>
          <table:table-cell/>
          <table:table-cell office:value-type="float" office:value="4950">
            <text:p>4950</text:p>
          </table:table-cell>
          <table:table-cell/>
          <table:table-cell office:value-type="float" office:value="4709">
            <text:p>4709</text:p>
          </table:table-cell>
          <table:table-cell/>
          <table:table-cell office:value-type="float" office:value="5577">
            <text:p>5577</text:p>
          </table:table-cell>
          <table:table-cell/>
          <table:table-cell office:value-type="float" office:value="6250">
            <text:p>625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d line</text:p>
          </table:table-cell>
          <table:table-cell/>
          <table:table-cell office:value-type="string">
            <text:p>Blue BG</text:p>
          </table:table-cell>
          <table:table-cell/>
          <table:table-cell office:value-type="string">
            <text:p>H-beta (a)</text:p>
          </table:table-cell>
          <table:table-cell/>
          <table:table-cell office:value-type="string">
            <text:p>H-beta (b)</text:p>
          </table:table-cell>
          <table:table-cell/>
          <table:table-cell office:value-type="string">
            <text:p>Blue BG</text:p>
          </table:table-cell>
          <table:table-cell/>
          <table:table-cell office:value-type="string">
            <text:p>Nitrogen Blue </text:p>
          </table:table-cell>
          <table:table-cell/>
          <table:table-cell office:value-type="string">
            <text:p>Green line</text:p>
          </table:table-cell>
          <table:table-cell/>
          <table:table-cell office:value-type="string">
            <text:p>Red Line BG</text:p>
          </table:table-cell>
          <table:table-cell/>
        </table:table-row>
        <table:table-row table:style-name="ro1">
          <table:table-cell table:number-columns-repeated="17"/>
          <table:table-cell>
            <draw:frame table:end-cell-address="Sheet2.AF66" table:end-x="1.585cm" table:end-y="0.364cm" draw:z-index="1" draw:style-name="gr1" svg:width="32.995cm" svg:height="21.175cm" svg:x="0.204cm" svg:y="0.429cm">
              <draw:object draw:notify-on-update-of-ranges="Sheet2.C25:Sheet2.C25 Sheet2.G20:Sheet2.G20 Sheet2.C18:Sheet2.C18 Sheet2.C20:Sheet2.C20 Sheet2.C17:Sheet2.C17 Sheet2.E18:Sheet2.E18 Sheet2.E20:Sheet2.E20 Sheet2.E17:Sheet2.E17 Sheet2.G18:Sheet2.G18 Sheet2.G20:Sheet2.G20 Sheet2.G17:Sheet2.G17 Sheet2.I18:Sheet2.I18 Sheet2.G20:Sheet2.G20 Sheet2.I17:Sheet2.I17 Sheet2.K18:Sheet2.K18 Sheet2.K20:Sheet2.K20 Sheet2.K17:Sheet2.K17 Sheet2.M18:Sheet2.M18 Sheet2.M20:Sheet2.M20 Sheet2.M17:Sheet2.M17 Sheet2.O18:Sheet2.O18 Sheet2.O20:Sheet2.O20 Sheet2.O17:Sheet2.O17 Sheet2.Q18:Sheet2.Q18 Sheet2.Q20:Sheet2.Q20 Sheet2.Q17:Sheet2.Q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Counts w/o oultiers</text:p>
          </table:table-cell>
          <table:table-cell/>
          <table:table-cell table:formula="of:=(SUM([.C3:.C14])-MIN([.C3:.C14])-MAX([.C3:.C14]))/9" office:value-type="float" office:value="1643.03044444444">
            <text:p>1643.0304444445</text:p>
          </table:table-cell>
          <table:table-cell/>
          <table:table-cell table:formula="of:=(SUM([.E3:.E14])-MIN([.E3:.E14])-MAX([.E3:.E14]))/9" office:value-type="float" office:value="2340.30555555556">
            <text:p>2340.3055555556</text:p>
          </table:table-cell>
          <table:table-cell/>
          <table:table-cell table:formula="of:=(SUM([.G3:.G14])-MIN([.G3:.G14])-MAX([.G3:.G14]))/9" office:value-type="float" office:value="2250.92">
            <text:p>2250.92</text:p>
          </table:table-cell>
          <table:table-cell/>
          <table:table-cell table:formula="of:=(SUM([.I3:.I14])-MIN([.I3:.I14])-MAX([.I3:.I14]))/9" office:value-type="float" office:value="2198.27666666667">
            <text:p>2198.2766666667</text:p>
          </table:table-cell>
          <table:table-cell/>
          <table:table-cell table:formula="of:=(SUM([.K3:.K14])-MIN([.K3:.K14])-MAX([.K3:.K14]))/9" office:value-type="float" office:value="2315.87555555556">
            <text:p>2315.8755555556</text:p>
          </table:table-cell>
          <table:table-cell/>
          <table:table-cell table:formula="of:=(SUM([.M3:.M14])-MIN([.M3:.M14])-MAX([.M3:.M14]))/9" office:value-type="float" office:value="2212.42666666667">
            <text:p>2212.4266666667</text:p>
          </table:table-cell>
          <table:table-cell/>
          <table:table-cell table:formula="of:=(SUM([.O3:.O14])-MIN([.O3:.O14])-MAX([.O3:.O14]))/8" office:value-type="float" office:value="742.60925">
            <text:p>742.60925</text:p>
          </table:table-cell>
          <table:table-cell/>
          <table:table-cell table:formula="of:=(SUM([.Q3:.Q14])-MIN([.Q3:.Q14])-MAX([.Q3:.Q14]))/9" office:value-type="float" office:value="884.731711111111">
            <text:p>884.7317111111</text:p>
          </table:table-cell>
          <table:table-cell/>
        </table:table-row>
        <table:table-row table:style-name="ro2" table:number-rows-repeated="4">
          <table:table-cell table:number-columns-repeated="18"/>
        </table:table-row>
        <table:table-row table:style-name="ro2">
          <table:table-cell table:number-columns-repeated="2"/>
          <table:table-cell/>
          <table:table-cell table:number-columns-repeated="15"/>
        </table:table-row>
        <table:table-row table:style-name="ro2" table:number-rows-repeated="7">
          <table:table-cell table:number-columns-repeated="18"/>
        </table:table-row>
        <table:table-row table:style-name="ro2">
          <table:table-cell table:number-columns-repeated="2"/>
          <table:table-cell>
            <draw:frame table:end-cell-address="Sheet2.N63" table:end-x="0.102cm" table:end-y="0.355cm" draw:z-index="0" draw:style-name="gr1" svg:width="24.56cm" svg:height="13.629cm" svg:x="0.381cm" svg:y="0.274cm">
              <draw:object draw:notify-on-update-of-ranges="Sheet2.C18:Sheet2.C18 Sheet2.C17:Sheet2.C17 Sheet2.C16:Sheet2.C16 Sheet2.M17:Sheet2.M17 Sheet2.M16:Sheet2.M16 Sheet2.O16:Sheet2.O16 Sheet2.O17:Sheet2.O17 Sheet2.Q17:Sheet2.Q17 Sheet2.Q16:Sheet2.Q16 Sheet2.K17:Sheet2.K17 Sheet2.K16:Sheet2.K16 Sheet2.G17:Sheet2.G17 Sheet2.G16:Sheet2.G16 Sheet2.I17:Sheet2.I17 Sheet2.I16:Sheet2.I16 Sheet2.E17:Sheet2.E17 Sheet2.E16:Sheet2.E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C3:Sheet2.C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012-06-25</text:date>, <text:time>16:2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2:24:32.48</meta:creation-date>
    <dc:date>2012-06-25T16:27:27.82</dc:date>
    <meta:editing-duration>PT5H16M50S</meta:editing-duration>
    <meta:editing-cycles>5</meta:editing-cycles>
    <meta:generator>OpenOffice.org/3.3$Win32 OpenOffice.org_project/330m20$Build-9567</meta:generator>
    <meta:document-statistic meta:table-count="3" meta:cell-count="2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561cm" svg:height="13.63cm" xlink:href=".." xlink:type="simple" chart:class="chart:scatter" chart:row-mapping="1 0 2 3 4 5 6 7 8" chart:style-name="ch1">
        <chart:legend chart:legend-position="end" svg:x="21.053cm" svg:y="4.841cm" chart:style-name="ch2"/>
        <chart:plot-area chart:style-name="ch3" table:cell-range-address="Sheet2.C16:Sheet2.C18 Sheet2.M16:Sheet2.M16 Sheet2.O16:Sheet2.O16 Sheet2.Q16:Sheet2.Q16 Sheet2.K16:Sheet2.K16 Sheet2.G16:Sheet2.G16 Sheet2.I16:Sheet2.I16 Sheet2.E16:Sheet2.E16" chart:data-source-has-labels="row" svg:x="1.529cm" svg:y="1.223cm" svg:width="18.542cm" svg:height="11.127cm">
          <chartooo:coordinate-region svg:x="2.521cm" svg:y="1.435cm" svg:width="17.178cm" svg:height="10.242cm"/>
          <chart:axis chart:dimension="x" chart:name="primary-x" chart:style-name="ch4">
            <chart:title svg:x="9.967cm" svg:y="12.66cm" chart:style-name="ch5">
              <text:p>Angstroms</text:p>
            </chart:title>
            <chart:categories table:cell-range-address="Sheet2.C18:Sheet2.C18"/>
          </chart:axis>
          <chart:axis chart:dimension="y" chart:name="primary-y" chart:style-name="ch6">
            <chart:title svg:x="0.451cm" svg:y="7.928cm" chart:style-name="ch7">
              <text:p>Photon Counts</text:p>
            </chart:title>
            <chart:grid chart:style-name="ch8" chart:class="major"/>
          </chart:axis>
          <chart:series chart:style-name="ch9" chart:values-cell-range-address="Sheet2.C16:Sheet2.C16" chart:class="chart:scatter">
            <chart:domain table:cell-range-address="Sheet2.C17:Sheet2.C17"/>
            <chart:data-point/>
          </chart:series>
          <chart:series chart:style-name="ch10" chart:values-cell-range-address="Sheet2.M16:Sheet2.M16" chart:class="chart:scatter">
            <chart:domain table:cell-range-address="Sheet2.M17:Sheet2.M17"/>
            <chart:data-point/>
          </chart:series>
          <chart:series chart:style-name="ch11" chart:values-cell-range-address="Sheet2.O16:Sheet2.O16" chart:class="chart:scatter">
            <chart:domain table:cell-range-address="Sheet2.O17:Sheet2.O17"/>
            <chart:data-point/>
          </chart:series>
          <chart:series chart:style-name="ch12" chart:values-cell-range-address="Sheet2.Q16:Sheet2.Q16" chart:class="chart:scatter">
            <chart:domain table:cell-range-address="Sheet2.Q17:Sheet2.Q17"/>
            <chart:data-point/>
          </chart:series>
          <chart:series chart:style-name="ch13" chart:values-cell-range-address="Sheet2.K16:Sheet2.K16" chart:class="chart:scatter">
            <chart:domain table:cell-range-address="Sheet2.K17:Sheet2.K17"/>
            <chart:data-point/>
          </chart:series>
          <chart:series chart:style-name="ch14" chart:values-cell-range-address="Sheet2.G16:Sheet2.G16" chart:class="chart:scatter">
            <chart:domain table:cell-range-address="Sheet2.G17:Sheet2.G17"/>
            <chart:data-point/>
          </chart:series>
          <chart:series chart:style-name="ch15" chart:values-cell-range-address="Sheet2.I16:Sheet2.I16" chart:class="chart:scatter">
            <chart:domain table:cell-range-address="Sheet2.I17:Sheet2.I17"/>
            <chart:data-point/>
          </chart:series>
          <chart:series chart:style-name="ch16" chart:values-cell-range-address="Sheet2.E16:Sheet2.E16" chart:class="chart:scatter">
            <chart:domain table:cell-range-address="Sheet2.E17:Sheet2.E17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d line</text:p>
                <draw:g>
                  <svg:desc>Sheet2.C18:Sheet2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2.C17:Sheet2.C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09.75218181818">
                <text:p>1409.75218181818</text:p>
                <draw:g>
                  <svg:desc>Sheet2.C16:Sheet2.C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709">
                <text:p>4709</text:p>
                <draw:g>
                  <svg:desc>Sheet2.M17:Sheet2.M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15.90727272727">
                <text:p>1915.90727272727</text:p>
                <draw:g>
                  <svg:desc>Sheet2.M16:Sheet2.M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577">
                <text:p>5577</text:p>
                <draw:g>
                  <svg:desc>Sheet2.O17:Sheet2.O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09.9731">
                <text:p>609.9731</text:p>
                <draw:g>
                  <svg:desc>Sheet2.O16:Sheet2.O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Sheet2.Q17:Sheet2.Q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70.325945454546">
                <text:p>770.325945454546</text:p>
                <draw:g>
                  <svg:desc>Sheet2.Q16:Sheet2.Q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950">
                <text:p>4950</text:p>
                <draw:g>
                  <svg:desc>Sheet2.K17:Sheet2.K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12.84636363636">
                <text:p>2012.84636363636</text:p>
                <draw:g>
                  <svg:desc>Sheet2.K16:Sheet2.K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61">
                <text:p>4861</text:p>
                <draw:g>
                  <svg:desc>Sheet2.G17:Sheet2.G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47.32454545455">
                <text:p>1947.32454545455</text:p>
                <draw:g>
                  <svg:desc>Sheet2.G16:Sheet2.G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61">
                <text:p>4861</text:p>
                <draw:g>
                  <svg:desc>Sheet2.I17:Sheet2.I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35.46009090909">
                <text:p>1835.46009090909</text:p>
                <draw:g>
                  <svg:desc>Sheet2.I16:Sheet2.I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800">
                <text:p>4800</text:p>
                <draw:g>
                  <svg:desc>Sheet2.E17:Sheet2.E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22.57454545455">
                <text:p>2022.57454545455</text:p>
                <draw:g>
                  <svg:desc>Sheet2.E16:Sheet2.E1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996cm" svg:height="21.176cm" xlink:href=".." xlink:type="simple" chart:class="chart:scatter" chart:style-name="ch1">
        <chart:title svg:x="11.322cm" svg:y="0.559cm" chart:style-name="ch2">
          <text:p>Average Photon Counts as a Function of Wavelength</text:p>
        </chart:title>
        <chart:legend chart:legend-position="end" svg:x="30.017cm" svg:y="8.614cm" chart:style-name="ch3"/>
        <chart:plot-area chart:style-name="ch4" table:cell-range-address="Sheet2.C25:Sheet2.C25 Sheet2.G20:Sheet2.G20 Sheet2.C17:Sheet2.C18 Sheet2.C20:Sheet2.C20 Sheet2.E18:Sheet2.E18 Sheet2.E20:Sheet2.E20 Sheet2.G18:Sheet2.G18 Sheet2.I18:Sheet2.I18 Sheet2.K18:Sheet2.K18 Sheet2.K20:Sheet2.K20 Sheet2.M18:Sheet2.M18 Sheet2.M20:Sheet2.M20 Sheet2.O18:Sheet2.O18 Sheet2.O20:Sheet2.O20 Sheet2.Q18:Sheet2.Q18 Sheet2.Q20:Sheet2.Q20" chart:data-source-has-labels="both" svg:x="1.697cm" svg:y="2.607cm" svg:width="27.002cm" svg:height="17.138cm">
          <chartooo:coordinate-region svg:x="2.689cm" svg:y="2.819cm" svg:width="25.638cm" svg:height="16.253cm"/>
          <chart:axis chart:dimension="x" chart:name="primary-x" chart:style-name="ch5">
            <chart:title svg:x="14.347cm" svg:y="20.169cm" chart:style-name="ch6">
              <text:p>Angstroms</text:p>
            </chart:title>
            <chart:categories table:cell-range-address="Sheet2.G20:Sheet2.G20"/>
          </chart:axis>
          <chart:axis chart:dimension="y" chart:name="primary-y" chart:style-name="ch5">
            <chart:title svg:x="0.451cm" svg:y="12.318cm" chart:style-name="ch7">
              <text:p>Photon Counts</text:p>
            </chart:title>
            <chart:grid chart:style-name="ch8" chart:class="major"/>
          </chart:axis>
          <chart:series chart:style-name="ch9" chart:values-cell-range-address="Sheet2.C20:Sheet2.C20" chart:label-cell-address="Sheet2.C18:Sheet2.C18" chart:class="chart:scatter">
            <chart:domain table:cell-range-address="Sheet2.C17:Sheet2.C17"/>
            <chart:data-point/>
          </chart:series>
          <chart:series chart:style-name="ch10" chart:values-cell-range-address="Sheet2.E20:Sheet2.E20" chart:label-cell-address="Sheet2.E18:Sheet2.E18" chart:class="chart:scatter">
            <chart:domain table:cell-range-address="Sheet2.E17:Sheet2.E17"/>
            <chart:data-point/>
          </chart:series>
          <chart:series chart:style-name="ch11" chart:values-cell-range-address="Sheet2.G20:Sheet2.G20" chart:label-cell-address="Sheet2.G18:Sheet2.G18" chart:class="chart:scatter">
            <chart:domain table:cell-range-address="Sheet2.G17:Sheet2.G17"/>
            <chart:data-point/>
          </chart:series>
          <chart:series chart:style-name="ch12" chart:values-cell-range-address="Sheet2.G20:Sheet2.G20" chart:label-cell-address="Sheet2.I18:Sheet2.I18" chart:class="chart:scatter">
            <chart:domain table:cell-range-address="Sheet2.I17:Sheet2.I17"/>
            <chart:data-point/>
          </chart:series>
          <chart:series chart:style-name="ch13" chart:values-cell-range-address="Sheet2.K20:Sheet2.K20" chart:label-cell-address="Sheet2.K18:Sheet2.K18" chart:class="chart:scatter">
            <chart:domain table:cell-range-address="Sheet2.K17:Sheet2.K17"/>
            <chart:data-point/>
          </chart:series>
          <chart:series chart:style-name="ch14" chart:values-cell-range-address="Sheet2.M20:Sheet2.M20" chart:label-cell-address="Sheet2.M18:Sheet2.M18" chart:class="chart:scatter">
            <chart:domain table:cell-range-address="Sheet2.M17:Sheet2.M17"/>
            <chart:data-point/>
          </chart:series>
          <chart:series chart:style-name="ch15" chart:values-cell-range-address="Sheet2.O20:Sheet2.O20" chart:label-cell-address="Sheet2.O18:Sheet2.O18" chart:class="chart:scatter">
            <chart:domain table:cell-range-address="Sheet2.O17:Sheet2.O17"/>
            <chart:data-point/>
          </chart:series>
          <chart:series chart:style-name="ch16" chart:values-cell-range-address="Sheet2.Q20:Sheet2.Q20" chart:label-cell-address="Sheet2.Q18:Sheet2.Q18" chart:class="chart:scatter">
            <chart:domain table:cell-range-address="Sheet2.Q17:Sheet2.Q17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d line</text:p>
                <draw:g>
                  <svg:desc>Sheet2.C18:Sheet2.C18</svg:desc>
                </draw:g>
              </table:table-cell>
              <table:table-cell office:value-type="string">
                <text:p/>
              </table:table-cell>
              <table:table-cell office:value-type="string">
                <text:p>Blue BG</text:p>
                <draw:g>
                  <svg:desc>Sheet2.E18:Sheet2.E18</svg:desc>
                </draw:g>
              </table:table-cell>
              <table:table-cell office:value-type="string">
                <text:p/>
              </table:table-cell>
              <table:table-cell office:value-type="string">
                <text:p>H-beta (a)</text:p>
                <draw:g>
                  <svg:desc>Sheet2.G18:Sheet2.G18</svg:desc>
                </draw:g>
              </table:table-cell>
              <table:table-cell office:value-type="string">
                <text:p/>
              </table:table-cell>
              <table:table-cell office:value-type="string">
                <text:p>H-beta (b)</text:p>
                <draw:g>
                  <svg:desc>Sheet2.I18:Sheet2.I18</svg:desc>
                </draw:g>
              </table:table-cell>
              <table:table-cell office:value-type="string">
                <text:p/>
              </table:table-cell>
              <table:table-cell office:value-type="string">
                <text:p>Blue BG</text:p>
                <draw:g>
                  <svg:desc>Sheet2.K18:Sheet2.K18</svg:desc>
                </draw:g>
              </table:table-cell>
              <table:table-cell office:value-type="string">
                <text:p/>
              </table:table-cell>
              <table:table-cell office:value-type="string">
                <text:p>Nitrogen Blue </text:p>
                <draw:g>
                  <svg:desc>Sheet2.M18:Sheet2.M18</svg:desc>
                </draw:g>
              </table:table-cell>
              <table:table-cell office:value-type="string">
                <text:p/>
              </table:table-cell>
              <table:table-cell office:value-type="string">
                <text:p>Green line</text:p>
                <draw:g>
                  <svg:desc>Sheet2.O18:Sheet2.O18</svg:desc>
                </draw:g>
              </table:table-cell>
              <table:table-cell office:value-type="string">
                <text:p/>
              </table:table-cell>
              <table:table-cell office:value-type="string">
                <text:p>Red Line BG</text:p>
                <draw:g>
                  <svg:desc>Sheet2.Q18:Sheet2.Q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250.92</text:p>
                <draw:g>
                  <svg:desc>Sheet2.G20:Sheet2.G20</svg:desc>
                </draw:g>
              </table:table-cell>
              <table:table-cell office:value-type="float" office:value="6300">
                <text:p>6300</text:p>
                <draw:g>
                  <svg:desc>Sheet2.C17:Sheet2.C17</svg:desc>
                </draw:g>
              </table:table-cell>
              <table:table-cell office:value-type="float" office:value="1643.03044444444">
                <text:p>1643.03044444444</text:p>
                <draw:g>
                  <svg:desc>Sheet2.C20:Sheet2.C20</svg:desc>
                </draw:g>
              </table:table-cell>
              <table:table-cell office:value-type="float" office:value="4800">
                <text:p>4800</text:p>
                <draw:g>
                  <svg:desc>Sheet2.E17:Sheet2.E17</svg:desc>
                </draw:g>
              </table:table-cell>
              <table:table-cell office:value-type="float" office:value="2340.30555555556">
                <text:p>2340.30555555556</text:p>
                <draw:g>
                  <svg:desc>Sheet2.E20:Sheet2.E20</svg:desc>
                </draw:g>
              </table:table-cell>
              <table:table-cell office:value-type="float" office:value="4861">
                <text:p>4861</text:p>
                <draw:g>
                  <svg:desc>Sheet2.G17:Sheet2.G17</svg:desc>
                </draw:g>
              </table:table-cell>
              <table:table-cell office:value-type="float" office:value="2250.92">
                <text:p>2250.92</text:p>
                <draw:g>
                  <svg:desc>Sheet2.G20:Sheet2.G20</svg:desc>
                </draw:g>
              </table:table-cell>
              <table:table-cell office:value-type="float" office:value="4861">
                <text:p>4861</text:p>
                <draw:g>
                  <svg:desc>Sheet2.I17:Sheet2.I17</svg:desc>
                </draw:g>
              </table:table-cell>
              <table:table-cell office:value-type="float" office:value="2250.92">
                <text:p>2250.92</text:p>
                <draw:g>
                  <svg:desc>Sheet2.G20:Sheet2.G20</svg:desc>
                </draw:g>
              </table:table-cell>
              <table:table-cell office:value-type="float" office:value="4950">
                <text:p>4950</text:p>
                <draw:g>
                  <svg:desc>Sheet2.K17:Sheet2.K17</svg:desc>
                </draw:g>
              </table:table-cell>
              <table:table-cell office:value-type="float" office:value="2315.87555555556">
                <text:p>2315.87555555556</text:p>
                <draw:g>
                  <svg:desc>Sheet2.K20:Sheet2.K20</svg:desc>
                </draw:g>
              </table:table-cell>
              <table:table-cell office:value-type="float" office:value="4709">
                <text:p>4709</text:p>
                <draw:g>
                  <svg:desc>Sheet2.M17:Sheet2.M17</svg:desc>
                </draw:g>
              </table:table-cell>
              <table:table-cell office:value-type="float" office:value="2212.42666666667">
                <text:p>2212.42666666667</text:p>
                <draw:g>
                  <svg:desc>Sheet2.M20:Sheet2.M20</svg:desc>
                </draw:g>
              </table:table-cell>
              <table:table-cell office:value-type="float" office:value="5577">
                <text:p>5577</text:p>
                <draw:g>
                  <svg:desc>Sheet2.O17:Sheet2.O17</svg:desc>
                </draw:g>
              </table:table-cell>
              <table:table-cell office:value-type="float" office:value="742.60925">
                <text:p>742.60925</text:p>
                <draw:g>
                  <svg:desc>Sheet2.O20:Sheet2.O20</svg:desc>
                </draw:g>
              </table:table-cell>
              <table:table-cell office:value-type="float" office:value="6250">
                <text:p>6250</text:p>
                <draw:g>
                  <svg:desc>Sheet2.Q17:Sheet2.Q17</svg:desc>
                </draw:g>
              </table:table-cell>
              <table:table-cell office:value-type="float" office:value="884.731711111111">
                <text:p>884.731711111111</text:p>
                <draw:g>
                  <svg:desc>Sheet2.Q20:Sheet2.Q2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851cm" svg:height="15.989cm" xlink:href=".." xlink:type="simple" chart:class="chart:scatter" chart:style-name="ch1">
        <chart:title svg:x="9.915cm" svg:y="0.455cm" chart:style-name="ch2">
          <text:p>FWHM as a function of Wavelength</text:p>
        </chart:title>
        <chart:legend chart:legend-position="end" svg:x="21.491cm" svg:y="7.686cm" chart:style-name="ch3"/>
        <chart:plot-area chart:style-name="ch4" table:cell-range-address="Sheet1.C19:Sheet1.Q20 Sheet1.A1:Sheet1.A1" chart:data-source-has-labels="column" svg:x="1.575cm" svg:y="2.191cm" svg:width="18.842cm" svg:height="12.471cm">
          <chartooo:coordinate-region svg:x="2.488cm" svg:y="2.404cm" svg:width="17.558cm" svg:height="11.585cm"/>
          <chart:axis chart:dimension="x" chart:name="primary-x" chart:style-name="ch5">
            <chart:title svg:x="10.145cm" svg:y="14.982cm" chart:style-name="ch6">
              <text:p>Angstroms</text:p>
            </chart:title>
          </chart:axis>
          <chart:axis chart:dimension="y" chart:name="primary-y" chart:style-name="ch5">
            <chart:title svg:x="0.451cm" svg:y="9.846cm" chart:style-name="ch7">
              <text:p>Time (2 row:1 min)</text:p>
            </chart:title>
            <chart:grid chart:style-name="ch8" chart:class="major"/>
          </chart:axis>
          <chart:series chart:style-name="ch9" chart:values-cell-range-address="Sheet1.C20:Sheet1.Q20" chart:label-cell-address="Sheet1.A1:Sheet1.A1" chart:class="chart:scatter">
            <chart:domain table:cell-range-address="Sheet1.C19:Sheet1.Q1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6300">
                <text:p>6300</text:p>
                <draw:g>
                  <svg:desc>Sheet1.C19:Sheet1.Q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800">
                <text:p>4800</text:p>
              </table:table-cell>
              <table:table-cell office:value-type="float" office:value="NaN">
                <text:p>NaN</text:p>
              </table:table-cell>
              <table:table-cell office:value-type="float" office:value="4861">
                <text:p>4861</text:p>
              </table:table-cell>
              <table:table-cell office:value-type="float" office:value="NaN">
                <text:p>NaN</text:p>
              </table:table-cell>
              <table:table-cell office:value-type="float" office:value="4861">
                <text:p>4861</text:p>
              </table:table-cell>
              <table:table-cell office:value-type="float" office:value="NaN">
                <text:p>NaN</text:p>
              </table:table-cell>
              <table:table-cell office:value-type="float" office:value="4950">
                <text:p>4950</text:p>
              </table:table-cell>
              <table:table-cell office:value-type="float" office:value="NaN">
                <text:p>NaN</text:p>
              </table:table-cell>
              <table:table-cell office:value-type="float" office:value="4709">
                <text:p>4709</text:p>
              </table:table-cell>
              <table:table-cell office:value-type="float" office:value="NaN">
                <text:p>NaN</text:p>
              </table:table-cell>
              <table:table-cell office:value-type="float" office:value="5577">
                <text:p>5577</text:p>
              </table:table-cell>
              <table:table-cell office:value-type="float" office:value="NaN">
                <text:p>NaN</text:p>
              </table:table-cell>
              <table:table-cell office:value-type="float" office:value="6250">
                <text:p>6250</text:p>
              </table:table-cell>
            </table:table-row>
            <table:table-row>
              <table:table-cell office:value-type="string">
                <text:p>Comparing FWHM's of Jupiter</text:p>
                <draw:g>
                  <svg:desc>Sheet1.A1:Sheet1.A1</svg:desc>
                </draw:g>
              </table:table-cell>
              <table:table-cell office:value-type="float" office:value="19.8883017208483">
                <text:p>19.8883017208483</text:p>
                <draw:g>
                  <svg:desc>Sheet1.C20:Sheet1.Q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0.4001435743096">
                <text:p>20.4001435743096</text:p>
              </table:table-cell>
              <table:table-cell office:value-type="float" office:value="NaN">
                <text:p>NaN</text:p>
              </table:table-cell>
              <table:table-cell office:value-type="float" office:value="20.5614251991937">
                <text:p>20.5614251991937</text:p>
              </table:table-cell>
              <table:table-cell office:value-type="float" office:value="NaN">
                <text:p>NaN</text:p>
              </table:table-cell>
              <table:table-cell office:value-type="float" office:value="20.6564639046845">
                <text:p>20.6564639046845</text:p>
              </table:table-cell>
              <table:table-cell office:value-type="float" office:value="NaN">
                <text:p>NaN</text:p>
              </table:table-cell>
              <table:table-cell office:value-type="float" office:value="20.5660825099495">
                <text:p>20.5660825099495</text:p>
              </table:table-cell>
              <table:table-cell office:value-type="float" office:value="NaN">
                <text:p>NaN</text:p>
              </table:table-cell>
              <table:table-cell office:value-type="float" office:value="20.7209302431773">
                <text:p>20.7209302431773</text:p>
              </table:table-cell>
              <table:table-cell office:value-type="float" office:value="NaN">
                <text:p>NaN</text:p>
              </table:table-cell>
              <table:table-cell office:value-type="float" office:value="20.9815201893522">
                <text:p>20.9815201893522</text:p>
              </table:table-cell>
              <table:table-cell office:value-type="float" office:value="NaN">
                <text:p>NaN</text:p>
              </table:table-cell>
              <table:table-cell office:value-type="float" office:value="20.189722088019">
                <text:p>20.189722088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